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color="#000080" fo:font-size="24pt" fo:font-style="italic" fo:font-weight="bold" style:font-size-asian="24pt" style:font-style-asian="italic" style:font-weight-asian="bold" style:font-size-complex="24pt" style:font-style-complex="italic" style:font-weight-complex="bold"/>
    </style:style>
    <style:style style:name="P2" style:family="paragraph" style:parent-style-name="List_20_Contents">
      <style:paragraph-properties fo:margin-top="0in" fo:margin-bottom="0.1965in"/>
    </style:style>
    <style:style style:name="P3" style:family="paragraph" style:parent-style-name="Preformatted_20_Text">
      <style:paragraph-properties fo:margin-top="0in" fo:margin-bottom="0.1965in"/>
    </style:style>
    <style:style style:name="P4" style:family="paragraph" style:parent-style-name="Preformatted_20_Text">
      <style:paragraph-properties fo:margin-top="0in" fo:margin-bottom="0.1965in"/>
      <style:text-properties fo:color="#000080" fo:font-size="24pt" fo:font-style="italic" fo:font-weight="bold" style:font-size-asian="24pt" style:font-style-asian="italic" style:font-weight-asian="bold" style:font-size-complex="24pt" style:font-style-complex="italic" style:font-weight-complex="bol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1">
      <style:paragraph-properties fo:margin-top="0in" fo:margin-bottom="0in"/>
    </style:style>
    <style:style style:name="P10" style:family="paragraph" style:parent-style-name="Text_20_body" style:list-style-name="L2">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Preformatted_20_Text" style:list-style-name="L2"/>
    <style:style style:name="P13" style:family="paragraph" style:parent-style-name="Preformatted_20_Text" style:list-style-name="L3"/>
    <style:style style:name="P14" style:family="paragraph" style:parent-style-name="Preformatted_20_Text" style:list-style-name="L4"/>
    <style:style style:name="P15" style:family="paragraph" style:parent-style-name="Preformatted_20_Text" style:list-style-name="L2">
      <style:paragraph-properties fo:margin-top="0in" fo:margin-bottom="0.1965in"/>
    </style:style>
    <style:style style:name="P16" style:family="paragraph" style:parent-style-name="Preformatted_20_Text" style:list-style-name="L3">
      <style:paragraph-properties fo:margin-top="0in" fo:margin-bottom="0.1965in"/>
    </style:style>
    <style:style style:name="P17" style:family="paragraph" style:parent-style-name="Preformatted_20_Text" style:list-style-name="L4">
      <style:paragraph-properties fo:margin-top="0in" fo:margin-bottom="0.1965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 to install SystemC and SCV library on Ubuntu</text:h>
      <text:h text:style-name="Heading_20_2" text:outline-level="2">Prerequisites</text:h>
      <text:p text:style-name="Text_20_body">For systemC :</text:p>
      <text:p text:style-name="Text_20_body">sudo aptitude install g++ gtkwave</text:p>
      <text:p text:style-name="Standard"/>
      <text:p text:style-name="Text_20_body">Before you install the SystemC libraries, you should have the following installed on your Ubuntu system:</text:p>
      <text:list xml:id="list13966562911" text:style-name="L1">
        <text:list-item>
          <text:p text:style-name="P9">G++ 4.1 </text:p>
        </text:list-item>
        <text:list-item>
          <text:p text:style-name="P5"><text:a xlink:type="simple" xlink:href="http://gamma.timfanelli.com/wiki/en/Installing_SystemC_on_Ubuntu_9.04">Install SystemC First</text:a> </text:p>
        </text:list-item>
      </text:list>
      <text:p text:style-name="Text_20_body">You can install these with the following command:</text:p>
      <text:p text:style-name="P2">sudo aptitude install <text:s/>g++-4.1 </text:p>
      <text:p text:style-name="Text_20_body">Note that G++ 4.1 will install alongside G++ 4.3, which is the default in Ubuntu, without problems. The g++ command will remain linked to g++-4.3, and you can use g++-4.1 as needed.</text:p>
      <text:p text:style-name="Text_20_body"/>
      <text:p text:style-name="Text_20_body">--------------------------------------------------------------------------------------------------------------</text:p>
      <text:p text:style-name="Text_20_body">g++-4.1 -v </text:p>
      <text:p text:style-name="Text_20_body">Using built-in specs. </text:p>
      <text:p text:style-name="Text_20_body">Target: i486-linux-gnu </text:p>
      <text:p text:style-name="Text_20_body">Configured with: ../src/configure -v --enable-languages=c,c++ --prefix=/usr --enable-shared --with-system-zlib --libexecdir=/usr/lib --without-included-gettext --enable-threads=posix --enable-nls --with-gxx-include-dir=/usr/include/c++/4.1.3 --program-suffix=-4.1 --enable-__cxa_atexit --enable-clocale=gnu --enable-libstdcxx-debug --with-tune=generic --enable-checking=release i486-linux-gnu </text:p>
      <text:p text:style-name="Text_20_body">Thread model: posix </text:p>
      <text:p text:style-name="Text_20_body">gcc version 4.1.3 20080704 (prerelease) (Ubuntu 4.1.2-27ubuntu1) </text:p>
      <text:p text:style-name="P1">Installing SystemC on Ubuntu 9.04</text:p>
      <text:h text:style-name="Heading_20_2" text:outline-level="2">Download</text:h>
      <text:p text:style-name="Text_20_body">Download <text:a xlink:type="simple" xlink:href="http://www.systemc.org/members/download_files/check_file?agreement=systemc_2-2-0_07-03-14">systemc_2-2-0.tgz </text:a><text:s/>(<text:a xlink:type="simple" xlink:href="http://www.systemc.org/members/download_files/check_file?agreement=systemc_2-2-0_07-03-14">http://www.systemc.org/members/download_files/check_file?agreement=systemc_2-2-0_07-03-14</text:a> )from the System C download site. Extract it to a temporary working directory.</text:p>
      <text:h text:style-name="Heading_20_2" text:outline-level="2"><text:bookmark text:name="Fix_the_Source_for_GCC_4.3"/><text:soft-page-break/>Fix the Source for GCC 4.3</text:h>
      <text:p text:style-name="Text_20_body">In a plain text editor, open the src/sysc/utils/sc_utils_ids.cpp</text:p>
      <text:list xml:id="list1794601805" text:style-name="L2">
        <text:list-item>
          <text:p text:style-name="P10">Scroll down past the comments, and locate the #include statement. </text:p>
        </text:list-item>
        <text:list-item>
          <text:p text:style-name="P6">Add the following three statements immediately after: </text:p>
          <text:p text:style-name="P12">#include &lt;cstdlib&gt;</text:p>
          <text:p text:style-name="P12">#include &lt;cstring&gt;</text:p>
          <text:p text:style-name="P15">using namespace std;</text:p>
        </text:list-item>
      </text:list>
      <text:h text:style-name="Heading_20_2" text:outline-level="2"><text:bookmark text:name="Installation"/>Installation</text:h>
      <text:p text:style-name="Text_20_body">This steps in the INSTALL document are the general steps to follow, but not the proper commands for installation on Ubuntu 9.04. Here are the installation instructions:</text:p>
      <text:list xml:id="list546585464" text:style-name="L3">
        <text:list-item>
          <text:p text:style-name="P7">Create the directory you wish to install the SystemC library to. I used /usr/local/systemc-2.2 </text:p>
          <text:p text:style-name="P16">sudo mkdir /usr/local/systemc-2.2</text:p>
        </text:list-item>
        <text:list-item>
          <text:p text:style-name="P7">CD to the top-level directory where you extracted the system-c download, and execute the following commands: </text:p>
          <text:p text:style-name="P13"><text:s/># Setup environment and working directory</text:p>
          <text:p text:style-name="P13"><text:s/>export CXX=g++ </text:p>
          <text:p text:style-name="P13"><text:s/>mkdir objdir</text:p>
          <text:p text:style-name="P13"><text:s/>cd objdir</text:p>
          <text:p text:style-name="P13"/>
          <text:p text:style-name="P13"><text:s/># Configure and build</text:p>
          <text:p text:style-name="P13"><text:s/>../configure --prefix=/usr/local/systemc-2.2</text:p>
          <text:p text:style-name="P13"><text:s/>make</text:p>
          <text:p text:style-name="P13"/>
          <text:p text:style-name="P13"><text:s/># Install into target location</text:p>
          <text:p text:style-name="P16"><text:s/>sudo make install</text:p>
        </text:list-item>
      </text:list>
      <text:p text:style-name="P4">Installing SCV on Ubuntu 9.04 </text:p>
      <text:p text:style-name="Standard"><text:a xlink:type="simple" xlink:href="http://gamma.timfanelli.com/wiki/en/Special:History?topicVersionId=590&amp;topic=Installing_SystemC_Verification_Library_on_Ubuntu_9.04">http://gamma.timfanelli.com/wiki/en/Special:History?topicVersionId=590&amp;topic=Installing_SystemC_Verification_Library_on_Ubuntu_9.04</text:a></text:p>
      <text:p text:style-name="Standard"/>
      <text:h text:style-name="Heading_20_2" text:outline-level="2">Download</text:h>
      <text:p text:style-name="Text_20_body">Download <text:a xlink:type="simple" xlink:href="http://www.systemc.org/members/download_files/check_file?agreement=systemc_verification_library">http://www.systemc.org/members/download_files/check_file?agreement=systemc_verification_library</text:a>. You will need to register with OSCI as a community member, and agree to the license agreement before downloading the library code. Extract it to a temporary working directory.</text:p>
      <text:h text:style-name="Heading_20_2" text:outline-level="2"><text:bookmark text:name="Installation1"/><text:soft-page-break/>Installation</text:h>
      <text:h text:style-name="Heading_20_3" text:outline-level="3"><text:bookmark text:name="1._Fix_the_configuration_scripts"/>1. Fix the configuration scripts</text:h>
      <text:p text:style-name="Text_20_body">The build system configuration script runs various tests to ensure all the necessary build tools and libraries are availalbe on the host machine. There are several changes that need to be made to the configuration script before it can succeed.</text:p>
      <text:p text:style-name="Text_20_body">In a plain text editor, open the configure script</text:p>
      <text:list xml:id="list80321932" text:style-name="L4">
        <text:list-item>
          <text:p text:style-name="P11">Scroll down to line 5,630. This section contains a C++ program. </text:p>
          <text:list>
            <text:list-item>
              <text:p text:style-name="P8">Change the include directives to be: </text:p>
              <text:p text:style-name="P14"><text:s text:c="8"/>#include &lt;cstring&gt;</text:p>
              <text:p text:style-name="P14"><text:s text:c="8"/>#include &lt;cstdio&gt;</text:p>
              <text:p text:style-name="P14"><text:s text:c="8"/>#include &lt;cstdlib&gt;</text:p>
              <text:p text:style-name="P17"><text:s text:c="8"/>#include &lt;sstream&gt;</text:p>
            </text:list-item>
            <text:list-item>
              <text:p text:style-name="P8">Change the line that declares the ostrstream outString(...) object to be: </text:p>
              <text:p text:style-name="P17"><text:s text:c="8"/>ostringstream outString;</text:p>
            </text:list-item>
          </text:list>
        </text:list-item>
        <text:list-item>
          <text:p text:style-name="P11">Scroll down to line 5,770. This section contains a C++ program. </text:p>
          <text:list>
            <text:list-item>
              <text:p text:style-name="P8">Change the include directives to be: </text:p>
              <text:p text:style-name="P14"><text:s text:c="8"/>#include &lt;iostream&gt;</text:p>
              <text:p text:style-name="P14"><text:s text:c="8"/>#include &lt;cstring&gt;</text:p>
              <text:p text:style-name="P14"><text:s text:c="8"/>#include &lt;cstdlib&gt;</text:p>
              <text:p text:style-name="P14"><text:s text:c="8"/>#include &lt;cstdio&gt;</text:p>
              <text:p text:style-name="P17"><text:s text:c="8"/>using namespace std;</text:p>
            </text:list-item>
          </text:list>
        </text:list-item>
      </text:list>
      <text:h text:style-name="Heading_20_3" text:outline-level="3"><text:bookmark text:name="2._Setup_the_build_environment"/>2. Setup the build environment</text:h>
      <text:p text:style-name="Text_20_body">CD to the top-level directory where you extracted the system-c verification library and execute the following commands:</text:p>
      <text:p text:style-name="Preformatted_20_Text"><text:s/># Setup environment and working directory</text:p>
      <text:p text:style-name="Preformatted_20_Text"><text:s/>export CXX=g++-4.1</text:p>
      <text:p text:style-name="Preformatted_20_Text"><text:s/>mkdir objdir</text:p>
      <text:p text:style-name="Preformatted_20_Text"><text:s/>cd objdir</text:p>
      <text:p text:style-name="Preformatted_20_Text"/>
      <text:p text:style-name="Preformatted_20_Text"><text:s/># Configure and build</text:p>
      <text:p text:style-name="P3"><text:s/>../configure --with-systemc=/usr/local/systemc-2.2</text:p>
      <text:p text:style-name="Text_20_body">If the configure script terminates with error conditions, double check the changes you'd made to the C++ programs embedded in the configuration script. A good starting point for debugging them is top copy/paste them into standalone C++ files, and compile them manually. You must be able to compile the two C++ programs w/o any warnings or errors for the configuration script to succeed.</text:p>
      <text:h text:style-name="Heading_20_3" text:outline-level="3"><text:bookmark text:name="3._Fix_the_Generated_Build_Configuration"/>3. Fix the Generated Build Configuration</text:h>
      <text:p text:style-name="Text_20_body">The steps above generated several files and folders in the current working directory. Open the generated <text:soft-page-break/>file "config.h" in a text editor. Find and delete the line that reads</text:p>
      <text:p text:style-name="P3">#define _USE_HASH_MAP</text:p>
      <text:h text:style-name="Heading_20_3" text:outline-level="3"><text:bookmark text:name="Replace_Your_Default_Shell"/>Replace Your Default Shell</text:h>
      <text:p text:style-name="Text_20_body">In Ubuntu, the default user login shell is the BASH clone "dash". Before you go on to the next build step, you must re-link your default shell /bin/sh to bash. Execute the following commands to do this:</text:p>
      <text:p text:style-name="Preformatted_20_Text">sudo unlink /bin/sh</text:p>
      <text:p text:style-name="P3">sudo ln -sf /bin/bash /bin/sh</text:p>
      <text:p text:style-name="Text_20_body">After you are done with the build, you can switch the default shell back to dash, by executing:</text:p>
      <text:p text:style-name="Preformatted_20_Text">sudo unlink /bin/sh</text:p>
      <text:p text:style-name="P3">sudo ln -sf /bin/dash /bin/sh</text:p>
      <text:p text:style-name="Text_20_body">(For the reasoning behind using dash, see <text:a xlink:type="simple" xlink:href="http://gamma.timfanelli.com/wiki/en/Special:Edit?topic=https://wiki.ubuntu.com/DashAsBinSh">https://wiki.ubuntu.com/DashAsBinSh</text:a>)</text:p>
      <text:h text:style-name="Heading_20_3" text:outline-level="3"><text:bookmark text:name="Build_and_Install_the_Library"/>Build and Install the Library</text:h>
      <text:p text:style-name="Text_20_body">Execute the following commands:</text:p>
      <text:p text:style-name="Preformatted_20_Text"><text:s/>make</text:p>
      <text:p text:style-name="P3"><text:s/>sudo make install</text:p>
      <text:p text:style-name="Text_20_body">This will compile the SystemC Verification Library using the G++ compiler specified by the CXX environment variable, so be sure you set it properly, as shown above. If compilation errors occur, the make script will terminate, and the last few lines of output will indicate an error. The second line install the compiled binaries into the same path you specified for the SystemC location when you executed the configure scrip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ik </meta:initial-creator>
    <meta:creation-date>2010-01-11T20:49:14</meta:creation-date>
    <dc:date>2013-08-26T21:25:33</dc:date>
    <dc:creator>aolofsson </dc:creator>
    <meta:editing-duration>PT18M38S</meta:editing-duration>
    <meta:editing-cycles>4</meta:editing-cycles>
    <meta:generator>LibreOffice/3.5$Linux_X86_64 LibreOffice_project/350m1$Build-2</meta:generator>
    <meta:document-statistic meta:table-count="0" meta:image-count="0" meta:object-count="0" meta:page-count="4" meta:paragraph-count="89" meta:word-count="772" meta:character-count="5560" meta:non-whitespace-character-count="4796"/>
  </office:meta>
</office:document-meta>
</file>